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2459: "* SUSIE - AT</text:p>
          </table:table-cell>
          <table:table-cell table:number-columns-repeated="5"/>
          <table:table-cell office:value-type="string" calcext:value-type="string">
            <text:p>Zeilennummer 2459: "* SUSIE - 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- AT</text:p>
          </table:table-cell>
          <table:table-cell table:number-columns-repeated="5"/>
          <table:table-cell office:value-type="string" calcext:value-type="string">
            <text:p>Zeilennummer 2459: "* SUSIE - 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Heh,&amp;angst?",</text:p>
          </table:table-cell>
          <table:table-cell table:number-columns-repeated="5"/>
          <table:table-cell office:value-type="string" calcext:value-type="string">
            <text:p>Zeilennummer 2459: "Heh,&amp;scared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Wie entkommt&amp;ihr hiervon!",</text:p>
          </table:table-cell>
          <table:table-cell table:number-columns-repeated="5"/>
          <table:table-cell office:value-type="string" calcext:value-type="string">
            <text:p>Zeilennummer 2459: "Weasel&amp;out of&amp;THI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Versucht euch&amp;HIERAUS&amp;zureden!",</text:p>
          </table:table-cell>
          <table:table-cell table:number-columns-repeated="5"/>
          <table:table-cell office:value-type="string" calcext:value-type="string">
            <text:p>Zeilennummer 2459: "Talk your&amp;way out of&amp;THI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Denk&amp;schnell!",</text:p>
          </table:table-cell>
          <table:table-cell table:number-columns-repeated="5"/>
          <table:table-cell office:value-type="string" calcext:value-type="string">
            <text:p>Zeilennummer 2459: "Think&amp;fast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und Lancer denken an eine Siegesparty.",</text:p>
          </table:table-cell>
          <table:table-cell table:number-columns-repeated="5"/>
          <table:table-cell office:value-type="string" calcext:value-type="string">
            <text:p>Zeilennummer 2459: "* Susie and Lancer are coming up with victory celebration plan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und Lancer lachen dich aus.",</text:p>
          </table:table-cell>
          <table:table-cell table:number-columns-repeated="5"/>
          <table:table-cell office:value-type="string" calcext:value-type="string">
            <text:p>Zeilennummer 2459: "* Susie and Lancer are making fun of you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und Lancer bewundern^1, ihre großartigkeit.",</text:p>
          </table:table-cell>
          <table:table-cell table:number-columns-repeated="5"/>
          <table:table-cell office:value-type="string" calcext:value-type="string">
            <text:p>Zeilennummer 2459: "* Susie and Lancer are gloating about how great their team i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und Lancer haben einen Fieslachen Wettbewerb.",</text:p>
          </table:table-cell>
          <table:table-cell table:number-columns-repeated="5"/>
          <table:table-cell office:value-type="string" calcext:value-type="string">
            <text:p>Zeilennummer 2459: "* Susie and Lancer are having an evil laugh contes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riecht nach Teamwork.",</text:p>
          </table:table-cell>
          <table:table-cell table:number-columns-repeated="5"/>
          <table:table-cell office:value-type="string" calcext:value-type="string">
            <text:p>Zeilennummer 2459: "* Smells like teamwork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versuchst Susie zu überzeugen^1, den Kampf zu stoppen./",</text:p>
          </table:table-cell>
          <table:table-cell table:number-columns-repeated="5"/>
          <table:table-cell office:value-type="string" calcext:value-type="string">
            <text:p>Zeilennummer 2459: "* You tried convincing Susie not to figh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versuchst Susie zu sagen^1, dass du ihr Haarstil nett findest./",</text:p>
          </table:table-cell>
          <table:table-cell table:number-columns-repeated="5"/>
          <table:table-cell office:value-type="string" calcext:value-type="string">
            <text:p>Zeilennummer 2459: "* You tried telling Susie you like her hai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brullst Susie wie ein wildes Tier an./",</text:p>
          </table:table-cell>
          <table:table-cell table:number-columns-repeated="5"/>
          <table:table-cell office:value-type="string" calcext:value-type="string">
            <text:p>Zeilennummer 2459: "* You growled at Susie like a bea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sagst Susie^1, dass du ein Wurm Picknick planst./",</text:p>
          </table:table-cell>
          <table:table-cell table:number-columns-repeated="5"/>
          <table:table-cell office:value-type="string" calcext:value-type="string">
            <text:p>Zeilennummer 2459: "* You told Susie you'd give her a picnic basket of worm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weißst nicht^1, was du noch mit ihr machen sollst./",</text:p>
          </table:table-cell>
          <table:table-cell table:number-columns-repeated="5"/>
          <table:table-cell office:value-type="string" calcext:value-type="string">
            <text:p>Zeilennummer 2459: "* You have no idea what to do what to Susie anymor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Kein Effekt!/%",</text:p>
          </table:table-cell>
          <table:table-cell table:number-columns-repeated="5"/>
          <table:table-cell office:value-type="string" calcext:value-type="string">
            <text:p>Zeilennummer 2459: "* There was no effect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Es scheint^1, als sei dieser Befehl Zeitverschwendung!/%",</text:p>
          </table:table-cell>
          <table:table-cell table:number-columns-repeated="5"/>
          <table:table-cell office:value-type="string" calcext:value-type="string">
            <text:p>Zeilennummer 2459: "* It seems this command is a total waste of tim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Nein!&amp;Klappe und&amp;kämpfe!!!",</text:p>
          </table:table-cell>
          <table:table-cell table:number-columns-repeated="5"/>
          <table:table-cell office:value-type="string" calcext:value-type="string">
            <text:p>Zeilennummer 2459: "No way!&amp;Shut up and&amp;fight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Echt jetzt?&amp;...&amp;Klappe und&amp;kämpfe!!!",</text:p>
          </table:table-cell>
          <table:table-cell table:number-columns-repeated="5"/>
          <table:table-cell office:value-type="string" calcext:value-type="string">
            <text:p>Zeilennummer 2459: "Really?&amp;...&amp;Shut up and&amp;fight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Was machst&amp;du da&amp;eigentlich?",</text:p>
          </table:table-cell>
          <table:table-cell table:number-columns-repeated="5"/>
          <table:table-cell office:value-type="string" calcext:value-type="string">
            <text:p>Zeilennummer 2459: "What are&amp;you even&amp;doing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 Wirklich...?&amp;Auf keinen &amp;fall, ich &amp;sehe nichts!",</text:p>
          </table:table-cell>
          <table:table-cell table:number-columns-repeated="5"/>
          <table:table-cell office:value-type="string" calcext:value-type="string">
            <text:p>Zeilennummer 2459: " Really...?&amp;No way, I&amp;don't see&amp;anything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Yeah, Es ist&amp;hoffnungslos.",</text:p>
          </table:table-cell>
          <table:table-cell table:number-columns-repeated="5"/>
          <table:table-cell office:value-type="string" calcext:value-type="string">
            <text:p>Zeilennummer 2459: "Yeah, it's&amp;hopeles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Schmeicheln&amp;wird&amp;nicht&amp;FUNKTIONIEREN!!!",</text:p>
          </table:table-cell>
          <table:table-cell table:number-columns-repeated="5"/>
          <table:table-cell office:value-type="string" calcext:value-type="string">
            <text:p>Zeilennummer 2459: "Flattery&amp;won't&amp;work on&amp;US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DASS&amp;IST&amp;DER&amp;PUNKT!!!",</text:p>
          </table:table-cell>
          <table:table-cell table:number-columns-repeated="5"/>
          <table:table-cell office:value-type="string" calcext:value-type="string">
            <text:p>Zeilennummer 2459: "THAT'S&amp;THE&amp;POINT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Huh...?&amp;ich meine...&amp;NEIN!!!",</text:p>
          </table:table-cell>
          <table:table-cell table:number-columns-repeated="5"/>
          <table:table-cell office:value-type="string" calcext:value-type="string">
            <text:p>Zeilennummer 2459: "Huh...?&amp;I mean...&amp;NO!!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Heh,&amp;Punkt&amp;für die&amp;FIESEN!",</text:p>
          </table:table-cell>
          <table:table-cell table:number-columns-repeated="5"/>
          <table:table-cell office:value-type="string" calcext:value-type="string">
            <text:p>Zeilennummer 2459: "Heh,&amp;score for&amp;the BAD&amp;GUYS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Lancers Rad absorbierte den Spruch!)/",</text:p>
          </table:table-cell>
          <table:table-cell table:number-columns-repeated="5"/>
          <table:table-cell office:value-type="string" calcext:value-type="string">
            <text:p>Zeilennummer 2459: "* (The PACIFY spell was absorbed by Lancer's bike!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Du wirst NIE meinen Freund verschonen!!!/",</text:p>
          </table:table-cell>
          <table:table-cell table:number-columns-repeated="5"/>
          <table:table-cell office:value-type="string" calcext:value-type="string">
            <text:p>Zeilennummer 2459: "* I'll never let you SPARE my friends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Lancers RAD wurde müde??????????????)/%",</text:p>
          </table:table-cell>
          <table:table-cell table:number-columns-repeated="5"/>
          <table:table-cell office:value-type="string" calcext:value-type="string">
            <text:p>Zeilennummer 2459: "* (Lancer's BIKE began to get tired??????????????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Die RADREIFEN wurden VERSCHONT!)/",</text:p>
          </table:table-cell>
          <table:table-cell table:number-columns-repeated="5"/>
          <table:table-cell office:value-type="string" calcext:value-type="string">
            <text:p>Zeilennummer 2459: "* (The PACIFY spell was absorbed by Lancer's bike!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Lancers Rad absorbierte den Spruch!)/",</text:p>
          </table:table-cell>
          <table:table-cell table:number-columns-repeated="5"/>
          <table:table-cell office:value-type="string" calcext:value-type="string">
            <text:p>Zeilennummer 2459: "* (The WHEEL of the BIKE became SPARED!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Sie wurden zu VERSCHONTENREIFEN!)/",</text:p>
          </table:table-cell>
          <table:table-cell table:number-columns-repeated="5"/>
          <table:table-cell office:value-type="string" calcext:value-type="string">
            <text:p>Zeilennummer 2459: "* (It turned into a SPARED TIRE!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... die aber trotzdem nichts tun.)/",</text:p>
          </table:table-cell>
          <table:table-cell table:number-columns-repeated="5"/>
          <table:table-cell office:value-type="string" calcext:value-type="string">
            <text:p>Zeilennummer 2459: "* (... that didn't do anything though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Scheint^1, als ob VERSCHONEN nichts bringt!)/%",</text:p>
          </table:table-cell>
          <table:table-cell table:number-columns-repeated="5"/>
          <table:table-cell office:value-type="string" calcext:value-type="string">
            <text:p>Zeilennummer 2459: "* (Seems that PACIFYing won't work!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Lancers Rad absorbierte den Spruch!)/",</text:p>
          </table:table-cell>
          <table:table-cell table:number-columns-repeated="5"/>
          <table:table-cell office:value-type="string" calcext:value-type="string">
            <text:p>Zeilennummer 2459: "* (The PACIFY spell was absorbed by Lancer's bike!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(Scheint!1^, als ob sonst nichts passiert)/%",</text:p>
          </table:table-cell>
          <table:table-cell table:number-columns-repeated="5"/>
          <table:table-cell office:value-type="string" calcext:value-type="string">
            <text:p>Zeilennummer 2459: "* (Seems that nothing else interesting will happen!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Hey^1, ärger&amp; ihn nicht!",</text:p>
          </table:table-cell>
          <table:table-cell table:number-columns-repeated="5"/>
          <table:table-cell office:value-type="string" calcext:value-type="string">
            <text:p>Zeilennummer 2459: "Hey^1, stop&amp;ganging up&amp;on him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Hey^1, schlag&amp; ihn nicht!",</text:p>
          </table:table-cell>
          <table:table-cell table:number-columns-repeated="5"/>
          <table:table-cell office:value-type="string" calcext:value-type="string">
            <text:p>Zeilennummer 2459: "Hey^1, stop&amp;hitting&amp;him!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Ralsei singt ein nettes Wiegenlied!/%",</text:p>
          </table:table-cell>
          <table:table-cell table:number-columns-repeated="5"/>
          <table:table-cell office:value-type="string" calcext:value-type="string">
            <text:p>Zeilennummer 2459: "* Ralsei sang a soft and entrancing lullab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SUSIE schläft ein!/%",</text:p>
          </table:table-cell>
          <table:table-cell table:number-columns-repeated="5"/>
          <table:table-cell office:value-type="string" calcext:value-type="string">
            <text:p>Zeilennummer 2459: "* SUSIE fell asleep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* Aber SUSIE schläft schon...!/%",</text:p>
          </table:table-cell>
          <table:table-cell table:number-columns-repeated="5"/>
          <table:table-cell office:value-type="string" calcext:value-type="string">
            <text:p>Zeilennummer 2459: "* But SUSIE was already asleep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(schläft)",</text:p>
          </table:table-cell>
          <table:table-cell table:number-columns-repeated="5"/>
          <table:table-cell office:value-type="string" calcext:value-type="string">
            <text:p>Zeilennummer 2459: "(Asleep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(Wach)",</text:p>
          </table:table-cell>
          <table:table-cell table:number-columns-repeated="5"/>
          <table:table-cell office:value-type="string" calcext:value-type="string">
            <text:p>Zeilennummer 2459: "(Awake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(Zzzz...)",</text:p>
          </table:table-cell>
          <table:table-cell table:number-columns-repeated="5"/>
          <table:table-cell office:value-type="string" calcext:value-type="string">
            <text:p>Zeilennummer 2459: "(Zzzz...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(Gähn)&amp;Bin wach,&amp;hab ich was&amp;verpasst?",</text:p>
          </table:table-cell>
          <table:table-cell table:number-columns-repeated="5"/>
          <table:table-cell office:value-type="string" calcext:value-type="string">
            <text:p>Zeilennummer 2459: "(Yawn)&amp;I'm awake,&amp;did I miss&amp;anything?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(Wach)",</text:p>
          </table:table-cell>
          <table:table-cell table:number-columns-repeated="5"/>
          <table:table-cell office:value-type="string" calcext:value-type="string">
            <text:p>Zeilennummer 2459: "(Awake)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2459: "OK gut^1,&amp;überzeugt!!/%",</text:p>
          </table:table-cell>
          <table:table-cell table:number-columns-repeated="5"/>
          <table:table-cell office:value-type="string" calcext:value-type="string">
            <text:p>Zeilennummer 2459: "Alright^1,&amp;you convinced&amp;me!!/%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34:06.443000000</meta:creation-date>
    <dc:date>2023-06-18T22:35:12.413000000</dc:date>
    <meta:editing-duration>PT1M6S</meta:editing-duration>
    <meta:editing-cycles>1</meta:editing-cycles>
    <meta:document-statistic meta:table-count="1" meta:cell-count="99" meta:object-count="0"/>
    <meta:generator>LibreOffice/7.4.3.2$Windows_X86_64 LibreOffice_project/1048a8393ae2eeec98dff31b5c133c5f1d08b890</meta:generator>
  </office:meta>
</office:document-meta>
</file>